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Rapport concurrentiel : Analyse des organisations luttant contre le harcèlement scolaire</text:span></text:p>
      <text:p text:style-name="Horizontal_20_Line"/>
      <text:h text:style-name="Heading_20_3" text:outline-level="3"><text:span text:style-name="Strong_20_Emphasis">Introduction</text:span></text:h>
      <text:p text:style-name="Text_20_body">Le harcèlement scolaire est un enjeu majeur dans les établissements \e9ducatifs, affectant le bien-être et la santé mentale des élèves. Cette analyse vise à comparer les stratégies de 10 organisations nationales et internationales luttant contre ce phénomène. Les conclusions présentées ci-dessous permettent de comprendre les approches les plus efficaces pour sensibiliser, prévenir et intervenir dans les situations de harcèlement scolaire.</text:p>
      <text:p text:style-name="Text_20_body"><text:span text:style-name="Strong_20_Emphasis">Principales conclusions :</text:span></text:p>
      <text:list xml:id="list2501535124" text:style-name="L1">
        <text:list-item>
          <text:p text:style-name="P1">Les organisations les plus performantes combinent outils digitaux et interventions sur le terrain.</text:p>
        </text:list-item>
        <text:list-item>
          <text:p text:style-name="P1">La proximité avec les étudiants renforce l’impact des actions.</text:p>
        </text:list-item>
        <text:list-item>
          <text:p text:style-name="P1">Le cyberharcèlement émerge comme une priorité croissante, réclamant des solutions spécifiques.</text:p>
        </text:list-item>
      </text:list>
      <text:p text:style-name="Horizontal_20_Line"/>
      <text:h text:style-name="Heading_20_3" text:outline-level="3"><text:span text:style-name="Strong_20_Emphasis">Méthodologie</text:span></text:h>
      <text:list xml:id="list1928274286" text:style-name="L2">
        <text:list-item>
          <text:p text:style-name="P2"><text:span text:style-name="Strong_20_Emphasis">Sélection des organisations :</text:span> 10 organisations nationales et internationales ont été choisies pour leur engagement reconnu dans la lutte contre le harcèlement scolaire.</text:p>
        </text:list-item>
        <text:list-item>
          <text:p text:style-name="P2"><text:span text:style-name="Strong_20_Emphasis">Critères d’analyse :</text:span> Les organisations ont été évaluées selon 8 critères : canaux utilisés, types d’actions, valeurs clés, portée géographique, innovation, focus sur le cyberharcèlement, partenariats et engagement communautaire.</text:p>
        </text:list-item>
        <text:list-item>
          <text:p text:style-name="P2"><text:span text:style-name="Strong_20_Emphasis">Sources :</text:span> Informations collectées sur les sites web officiels, rapports d’activité et publications sur les réseaux sociaux.</text:p>
        </text:list-item>
      </text:list>
      <text:p text:style-name="Horizontal_20_Line"/>
      <text:h text:style-name="Heading_20_3" text:outline-level="3"><text:span text:style-name="Strong_20_Emphasis">Analyse des résultats</text:span></text:h>
      <text:h text:style-name="Heading_20_4" text:outline-level="4"><text:span text:style-name="Strong_20_Emphasis">1. e-Enfance (France)</text:span></text:h>
      <text:list xml:id="list2849878558" text:style-name="L3">
        <text:list-item>
          <text:p text:style-name="P3"><text:span text:style-name="Strong_20_Emphasis">Canaux :</text:span> Application mobile (3018), réseaux sociaux, numéro d’appel gratuit.</text:p>
        </text:list-item>
        <text:list-item>
          <text:p text:style-name="P3"><text:span text:style-name="Strong_20_Emphasis">Actions :</text:span> Sensibilisation au cyberharcèlement, intervention directe.</text:p>
        </text:list-item>
        <text:list-item>
          <text:p text:style-name="P3"><text:span text:style-name="Strong_20_Emphasis">Valeurs :</text:span> Inclusion, écoute active.</text:p>
        </text:list-item>
        <text:list-item>
          <text:p text:style-name="P3"><text:span text:style-name="Strong_20_Emphasis">Innovation :</text:span> Création d’outils digitaux adaptés aux jeunes.</text:p>
        </text:list-item>
      </text:list>
      <text:h text:style-name="Heading_20_4" text:outline-level="4"><text:span text:style-name="Strong_20_Emphasis">2. Anti-Bullying Alliance (Royaume-Uni)</text:span></text:h>
      <text:list xml:id="list3902812011" text:style-name="L4">
        <text:list-item>
          <text:p text:style-name="P4"><text:span text:style-name="Strong_20_Emphasis">Canaux :</text:span> Campagnes digitales, formations dans les écoles.</text:p>
        </text:list-item>
        <text:list-item>
          <text:p text:style-name="P4"><text:span text:style-name="Strong_20_Emphasis">Actions :</text:span> Sensibilisation, outils pour enseignants.</text:p>
        </text:list-item>
        <text:list-item>
          <text:p text:style-name="P4"><text:span text:style-name="Strong_20_Emphasis">Valeurs :</text:span> Respect, bienveillance.</text:p>
        </text:list-item>
        <text:list-item>
          <text:p text:style-name="P4"><text:soft-page-break/><text:span text:style-name="Strong_20_Emphasis">Portée :</text:span> Internationale.</text:p>
        </text:list-item>
      </text:list>
      <text:h text:style-name="Heading_20_4" text:outline-level="4"><text:span text:style-name="Strong_20_Emphasis">3. National Bullying Prevention Center (USA)</text:span></text:h>
      <text:list xml:id="list2734827095" text:style-name="L5">
        <text:list-item>
          <text:p text:style-name="P5"><text:span text:style-name="Strong_20_Emphasis">Canaux :</text:span> Ressources en ligne, ateliers communautaires.</text:p>
        </text:list-item>
        <text:list-item>
          <text:p text:style-name="P5"><text:span text:style-name="Strong_20_Emphasis">Actions :</text:span> Formation pour enseignants et parents.</text:p>
        </text:list-item>
        <text:list-item>
          <text:p text:style-name="P5"><text:span text:style-name="Strong_20_Emphasis">Valeurs :</text:span> Sécurité, éducation.</text:p>
        </text:list-item>
        <text:list-item>
          <text:p text:style-name="P5"><text:span text:style-name="Strong_20_Emphasis">Portée :</text:span> Nationale.</text:p>
        </text:list-item>
      </text:list>
      <text:h text:style-name="Heading_20_4" text:outline-level="4"><text:span text:style-name="Strong_20_Emphasis">4. Bully Zero (Australie)</text:span></text:h>
      <text:list xml:id="list1982824465" text:style-name="L6">
        <text:list-item>
          <text:p text:style-name="P6"><text:span text:style-name="Strong_20_Emphasis">Canaux :</text:span> Réseaux sociaux, ateliers scolaires.</text:p>
        </text:list-item>
        <text:list-item>
          <text:p text:style-name="P6"><text:span text:style-name="Strong_20_Emphasis">Actions :</text:span> Campagnes anti-cyberharcèlement.</text:p>
        </text:list-item>
        <text:list-item>
          <text:p text:style-name="P6"><text:span text:style-name="Strong_20_Emphasis">Valeurs :</text:span> Empathie, égalité.</text:p>
        </text:list-item>
        <text:list-item>
          <text:p text:style-name="P6"><text:span text:style-name="Strong_20_Emphasis">Portée :</text:span> Nationale.</text:p>
        </text:list-item>
      </text:list>
      <text:h text:style-name="Heading_20_4" text:outline-level="4"><text:span text:style-name="Strong_20_Emphasis">5. KiVa (Finlande)</text:span></text:h>
      <text:list xml:id="list3296908362" text:style-name="L7">
        <text:list-item>
          <text:p text:style-name="P7"><text:span text:style-name="Strong_20_Emphasis">Canaux :</text:span> Programme éducatif en classe.</text:p>
        </text:list-item>
        <text:list-item>
          <text:p text:style-name="P7"><text:span text:style-name="Strong_20_Emphasis">Actions :</text:span> Approche basée sur la recherche, outils pour établissements.</text:p>
        </text:list-item>
        <text:list-item>
          <text:p text:style-name="P7"><text:span text:style-name="Strong_20_Emphasis">Valeurs :</text:span> Recherche scientifique, responsabilisation.</text:p>
        </text:list-item>
        <text:list-item>
          <text:p text:style-name="P7"><text:span text:style-name="Strong_20_Emphasis">Portée :</text:span> Internationale.</text:p>
        </text:list-item>
      </text:list>
      <text:h text:style-name="Heading_20_4" text:outline-level="4"><text:span text:style-name="Strong_20_Emphasis">6. Pink Shirt Day (Canada)</text:span></text:h>
      <text:list xml:id="list514239631" text:style-name="L8">
        <text:list-item>
          <text:p text:style-name="P8"><text:span text:style-name="Strong_20_Emphasis">Canaux :</text:span> Campagnes annuelles, sensibilisation par vêtements.</text:p>
        </text:list-item>
        <text:list-item>
          <text:p text:style-name="P8"><text:span text:style-name="Strong_20_Emphasis">Actions :</text:span> Sensibilisation communautaire.</text:p>
        </text:list-item>
        <text:list-item>
          <text:p text:style-name="P8"><text:span text:style-name="Strong_20_Emphasis">Valeurs :</text:span> Solidarité, action collective.</text:p>
        </text:list-item>
        <text:list-item>
          <text:p text:style-name="P8"><text:span text:style-name="Strong_20_Emphasis">Innovation :</text:span> Forte utilisation des symboles visuels (t-shirts).</text:p>
        </text:list-item>
      </text:list>
      <text:h text:style-name="Heading_20_4" text:outline-level="4"><text:span text:style-name="Strong_20_Emphasis">7. NetSafe (Nouvelle-Zélande)</text:span></text:h>
      <text:list xml:id="list3666676807" text:style-name="L9">
        <text:list-item>
          <text:p text:style-name="P9"><text:span text:style-name="Strong_20_Emphasis">Canaux :</text:span> Plateforme en ligne pour signaler les abus.</text:p>
        </text:list-item>
        <text:list-item>
          <text:p text:style-name="P9"><text:span text:style-name="Strong_20_Emphasis">Actions :</text:span> Prévention du cyberharcèlement.</text:p>
        </text:list-item>
        <text:list-item>
          <text:p text:style-name="P9"><text:span text:style-name="Strong_20_Emphasis">Valeurs :</text:span> Protection numérique.</text:p>
        </text:list-item>
        <text:list-item>
          <text:p text:style-name="P9"><text:span text:style-name="Strong_20_Emphasis">Portée :</text:span> Nationale.</text:p>
        </text:list-item>
      </text:list>
      <text:h text:style-name="Heading_20_4" text:outline-level="4"><text:span text:style-name="Strong_20_Emphasis">8. Save the Children (Suisse)</text:span></text:h>
      <text:list xml:id="list1419050742" text:style-name="L10">
        <text:list-item>
          <text:p text:style-name="P10"><text:span text:style-name="Strong_20_Emphasis">Canaux :</text:span> Formations, campagnes institutionnelles.</text:p>
        </text:list-item>
        <text:list-item>
          <text:p text:style-name="P10"><text:span text:style-name="Strong_20_Emphasis">Actions :</text:span> Création d’environnements sécurisés.</text:p>
        </text:list-item>
        <text:list-item>
          <text:p text:style-name="P10"><text:span text:style-name="Strong_20_Emphasis">Valeurs :</text:span> Droits des enfants, éducation.</text:p>
        </text:list-item>
        <text:list-item>
          <text:p text:style-name="P10"><text:span text:style-name="Strong_20_Emphasis">Portée :</text:span> Internationale.</text:p>
        </text:list-item>
      </text:list>
      <text:h text:style-name="Heading_20_4" text:outline-level="4"><text:soft-page-break/><text:span text:style-name="Strong_20_Emphasis">9. Stop Harcèlement de Rue (France)</text:span></text:h>
      <text:list xml:id="list2578797720" text:style-name="L11">
        <text:list-item>
          <text:p text:style-name="P11"><text:span text:style-name="Strong_20_Emphasis">Canaux :</text:span> Interventions dans les écoles, réseaux sociaux.</text:p>
        </text:list-item>
        <text:list-item>
          <text:p text:style-name="P11"><text:span text:style-name="Strong_20_Emphasis">Actions :</text:span> Sensibilisation au harcèlement sexuel.</text:p>
        </text:list-item>
        <text:list-item>
          <text:p text:style-name="P11"><text:span text:style-name="Strong_20_Emphasis">Valeurs :</text:span> Respect, responsabilisation.</text:p>
        </text:list-item>
        <text:list-item>
          <text:p text:style-name="P11"><text:span text:style-name="Strong_20_Emphasis">Portée :</text:span> Nationale.</text:p>
        </text:list-item>
      </text:list>
      <text:h text:style-name="Heading_20_4" text:outline-level="4"><text:span text:style-name="Strong_20_Emphasis">10. Fondation Respect Zone (France)</text:span></text:h>
      <text:list xml:id="list2435080375" text:style-name="L12">
        <text:list-item>
          <text:p text:style-name="P12"><text:span text:style-name="Strong_20_Emphasis">Canaux :</text:span> Labels pour plateformes digitales, écoles et entreprises.</text:p>
        </text:list-item>
        <text:list-item>
          <text:p text:style-name="P12"><text:span text:style-name="Strong_20_Emphasis">Actions :</text:span> Certification, sensibilisation.</text:p>
        </text:list-item>
        <text:list-item>
          <text:p text:style-name="P12"><text:span text:style-name="Strong_20_Emphasis">Valeurs :</text:span> Respect, responsabilité.</text:p>
        </text:list-item>
        <text:list-item>
          <text:p text:style-name="P12"><text:span text:style-name="Strong_20_Emphasis">Portée :</text:span> Internationale.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9T10:58:06.900997186</meta:creation-date>
    <dc:date>2024-12-19T10:59:37.123392222</dc:date>
    <meta:editing-duration>PT1M30S</meta:editing-duration>
    <meta:editing-cycles>1</meta:editing-cycles>
    <meta:document-statistic meta:table-count="0" meta:image-count="0" meta:object-count="0" meta:page-count="3" meta:paragraph-count="62" meta:word-count="489" meta:character-count="3427" meta:non-whitespace-character-count="3046"/>
    <meta:generator>LibreOffice/7.3.7.2$Linux_X86_64 LibreOffice_project/30$Build-2</meta:generator>
  </office:meta>
</office:document-meta>
</file>